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chloss Alda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chloss Trana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braxas' Tur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Pyrami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chauerwald (+ Gebirge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Gra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agiegebirge 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agiegebirge Oberfläch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agiegebirg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Vampirversteck Ins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chatt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sran-Dungeon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Klenn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Shann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Melsa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Li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Lomb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Herl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Thess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Uru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sdio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Iran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Esri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Isth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Asran (+ Dungeon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Tradan (+ Dungeon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Strandlade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Sanos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Arena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inar (Valaine)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Zirkus (Valaine)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elsan-Hafe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nnar-Hafen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Schiff 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Schiff 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Schiff 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Schiff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Min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Min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Min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Min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Min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Geheime Mine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Golbars Versteck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Limm Ru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Armband Höh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Haus des Brud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Kräuterplat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Hexenhau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Höhle west Uruy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Barkeeper Plat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ekt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Höhle nord Herli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Asdion 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chmetterlingswies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Hexen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chatz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Erd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Feuergebir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Licht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Luft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Wasserschrei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leiner 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Eisgespensterwal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Gespensters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Buchdungeon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Asdion Strand (SE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Bea's Haus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Jinnai's Versteck (ER)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Metawald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Asran Fluss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Grindwald (ER)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atze House (Valaine)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exenhaus (Valaine)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randhöhle (Valaine)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ispalast (Valaine)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üstentempel (Valaine)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iratenstrand (Valaine)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rdtempel (Valaine)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uftfragment (Valaine)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ulkan (Valaine)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nar-Höhle (Valaine)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exenstrand (ER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Eishöhl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Eishöhl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Eishöhl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Eishöhl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Eishöhl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Strand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Strand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Strand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Strand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Strand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Rasen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Rasen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Rasen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Rasen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Wüste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Wüste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Wüste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Wüste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Wüste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Wüste 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Schneeklippe 1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Schneeklippe 2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Wald 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Wald 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Wald 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Wald 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Wald 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Wald 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Wald 7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Wald 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Wald 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Wald 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Wald 11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Wald 11b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Wald 11c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104845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1:34:34.83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7T22:11:06.647000000</meta:creation-date>
    <dc:date>2024-02-23T11:38:50.644000000</dc:date>
    <meta:editing-duration>PT20M41S</meta:editing-duration>
    <meta:editing-cycles>7</meta:editing-cycles>
    <meta:generator>LibreOffice/24.2.0.3$Windows_X86_64 LibreOffice_project/da48488a73ddd66ea24cf16bbc4f7b9c08e9bea1</meta:generator>
    <meta:document-statistic meta:table-count="1" meta:cell-count="338" meta:object-count="0"/>
  </office:meta>
</office:document-meta>
</file>